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4.3139583333333cm"/>
    </style:style>
    <style:style style:name="co2" style:family="table-column">
      <style:table-column-properties fo:break-before="auto" style:column-width="17.488958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column table:style-name="co8" table:number-columns-repeated="15359" table:default-cell-style-name="ce1"/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semantic adequacy</text:p>
          </table:table-cell>
          <table:table-cell office:value-type="string" table:style-name="ce1">
            <text:p>dissimilarity</text:p>
          </table:table-cell>
          <table:table-cell office:value-type="string" table:style-name="ce1">
            <text:p>style</text:p>
          </table:table-cell>
          <table:table-cell office:value-type="string" table:style-name="ce1">
            <text:p>over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llain am i none .</text:p>
          </table:table-cell>
          <table:table-cell office:value-type="string" table:style-name="ce1">
            <text:p>villain am i non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ve me , give me !</text:p>
          </table:table-cell>
          <table:table-cell office:value-type="string" table:style-name="ce1">
            <text:p>give me , give me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, shall i groan and tell thee ?</text:p>
          </table:table-cell>
          <table:table-cell office:value-type="string" table:style-name="ce1">
            <text:p>what , shall i groan and tell thee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ack the day !</text:p>
          </table:table-cell>
          <table:table-cell office:value-type="string" table:style-name="ce1">
            <text:p>alack the day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 was not born to shame .</text:p>
          </table:table-cell>
          <table:table-cell office:value-type="string" table:style-name="ce1">
            <text:p>he was not born to sham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f i may trust the flattering truth of sleep , my dreams presage some joyful news at hand .</text:p>
          </table:table-cell>
          <table:table-cell office:value-type="string" table:style-name="ce1">
            <text:p>if i may trust the flattering truth of sleep , my dreams presage some joyful tidings at hand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ther thou or i , or both , must go with him .</text:p>
          </table:table-cell>
          <table:table-cell office:value-type="string" table:style-name="ce1">
            <text:p>either thou or i , or both , must go with him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re lies the man , slain by young romeo , that slew thy kinsman , brave mercutio .</text:p>
          </table:table-cell>
          <table:table-cell office:value-type="string" table:style-name="ce1">
            <text:p>there lies the man , art thou down by young romeo , that slew thy cousin , valiant mercutio .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 art thou out of breath when thou hast breath to say to me that thou art out of breath ?</text:p>
          </table:table-cell>
          <table:table-cell office:value-type="string" table:style-name="ce1">
            <text:p>how art thou out of breath when thou hast breath to say to me thou art out of breath so ?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 woeful , woeful , woeful day !</text:p>
          </table:table-cell>
          <table:table-cell office:value-type="string" table:style-name="ce1">
            <text:p>o woeful , woeful , woeful day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e , vial .</text:p>
          </table:table-cell>
          <table:table-cell office:value-type="string" table:style-name="ce1">
            <text:p>come , vial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 what to ?</text:p>
          </table:table-cell>
          <table:table-cell office:value-type="string" table:style-name="ce1">
            <text:p>and what to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ght glad i am he was not at this fray .</text:p>
          </table:table-cell>
          <table:table-cell office:value-type="string" table:style-name="ce1">
            <text:p>right glad i am he was not at this fray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ould the fool were married to her grave !</text:p>
          </table:table-cell>
          <table:table-cell office:value-type="string" table:style-name="ce1">
            <text:p>i would the fool were married to her grave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 better .</text:p>
          </table:table-cell>
          <table:table-cell office:value-type="string" table:style-name="ce1">
            <text:p>no better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lp me into some house , benvolio , or i shall faint .</text:p>
          </table:table-cell>
          <table:table-cell office:value-type="string" table:style-name="ce1">
            <text:p>help me into some house , benvolio , or i shall fain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ind is his love and best befits the dark .</text:p>
          </table:table-cell>
          <table:table-cell office:value-type="string" table:style-name="ce1">
            <text:p>blind is his love and best befits the dark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am sped .</text:p>
          </table:table-cell>
          <table:table-cell office:value-type="string" table:style-name="ce1">
            <text:p>i am sped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y , mine own fortune in my misery .</text:p>
          </table:table-cell>
          <table:table-cell office:value-type="string" table:style-name="ce1">
            <text:p>ay , mine own fortune in my woes .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 doting , not for loving , pupil mine .</text:p>
          </table:table-cell>
          <table:table-cell office:value-type="string" table:style-name="ce1">
            <text:p>for doting , not for loving , pupil min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 love !</text:p>
          </table:table-cell>
          <table:table-cell office:value-type="string" table:style-name="ce1">
            <text:p>o love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come from mantua .</text:p>
          </table:table-cell>
          <table:table-cell office:value-type="string" table:style-name="ce1">
            <text:p>welcome from mantua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ill bite thee by the ear for that jest .</text:p>
          </table:table-cell>
          <table:table-cell office:value-type="string" table:style-name="ce1">
            <text:p>i will bite thee by the ear for that jes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come , gentlemen !</text:p>
          </table:table-cell>
          <table:table-cell office:value-type="string" table:style-name="ce1">
            <text:p>welcome , gentlemen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y the friar too .</text:p>
          </table:table-cell>
          <table:table-cell office:value-type="string" table:style-name="ce1">
            <text:p>stay the friar too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son and heir of old tiberio .</text:p>
          </table:table-cell>
          <table:table-cell office:value-type="string" table:style-name="ce1">
            <text:p>the son and heir of old tiberio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 he gone and hath nothing ?</text:p>
          </table:table-cell>
          <table:table-cell office:value-type="string" table:style-name="ce1">
            <text:p>is he gone and hath nothing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y not one speak ?</text:p>
          </table:table-cell>
          <table:table-cell office:value-type="string" table:style-name="ce1">
            <text:p>may not one speak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ry , sir , because silver hath a sweet sound .</text:p>
          </table:table-cell>
          <table:table-cell office:value-type="string" table:style-name="ce1">
            <text:p>marry , sir , because silver hath a sweet sound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ill frown as i pass by , and let them take it as they list .</text:p>
          </table:table-cell>
          <table:table-cell office:value-type="string" table:style-name="ce1">
            <text:p>i shall frown as i beguile by , and let them take it as they list 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eo will answer it .</text:p>
          </table:table-cell>
          <table:table-cell office:value-type="string" table:style-name="ce1">
            <text:p>romeo will answer i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 dismal scene i needs must act alone .</text:p>
          </table:table-cell>
          <table:table-cell office:value-type="string" table:style-name="ce1">
            <text:p>my dismal scene i needs must act alon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dam , i am here .</text:p>
          </table:table-cell>
          <table:table-cell office:value-type="string" table:style-name="ce1">
            <text:p>madam , i am her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w , afore god , i am so vexed that every part about me quivers .</text:p>
          </table:table-cell>
          <table:table-cell office:value-type="string" table:style-name="ce1">
            <text:p>now , afore god , i am so that vexed every part of me quivers .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 i did sleep under this yew tree here , i dreamt my master and another fought , and that my master slew him .</text:p>
          </table:table-cell>
          <table:table-cell office:value-type="string" table:style-name="ce1">
            <text:p>as i did sleep under this tree hither , i dreamt yew my master and another fought , and that my master slew him .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 the day so young ?</text:p>
          </table:table-cell>
          <table:table-cell office:value-type="string" table:style-name="ce1">
            <text:p>is the day so young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eo can , though heaven cannot .</text:p>
          </table:table-cell>
          <table:table-cell office:value-type="string" table:style-name="ce1">
            <text:p>romeo can , though heaven canno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devil art thou that dost torment me thus ?</text:p>
          </table:table-cell>
          <table:table-cell office:value-type="string" table:style-name="ce1">
            <text:p>what devil art thou that dost torment me thus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us with a kiss i die .</text:p>
          </table:table-cell>
          <table:table-cell office:value-type="string" table:style-name="ce1">
            <text:p>thus with a kiss i di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ke thou some new infection to thy eye , and the rank poison of the old will die .</text:p>
          </table:table-cell>
          <table:table-cell office:value-type="string" table:style-name="ce1">
            <text:p>take thou some new infection to thy eye , and the rank poison of the old shall di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ill carry no crotchets .</text:p>
          </table:table-cell>
          <table:table-cell office:value-type="string" table:style-name="ce1">
            <text:p>i will bear no crotchets .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ould i were thy bird .</text:p>
          </table:table-cell>
          <table:table-cell office:value-type="string" table:style-name="ce1">
            <text:p>i would i were thy bird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y man that can write may answer a letter .</text:p>
          </table:table-cell>
          <table:table-cell office:value-type="string" table:style-name="ce1">
            <text:p>any man that can write may answer a letter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d ever dragon keep so fair a cave ?</text:p>
          </table:table-cell>
          <table:table-cell office:value-type="string" table:style-name="ce1">
            <text:p>did ever dragon keep so fair a cave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st thou no letters to me from the friar ?</text:p>
          </table:table-cell>
          <table:table-cell office:value-type="string" table:style-name="ce1">
            <text:p>hast thou no letters to me from the friar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ter , stay at the gate .</text:p>
          </table:table-cell>
          <table:table-cell office:value-type="string" table:style-name="ce1">
            <text:p>peter , stay at the gat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 tell him of this .</text:p>
          </table:table-cell>
          <table:table-cell office:value-type="string" table:style-name="ce1">
            <text:p>go tell him of this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ith , i know not what to say .</text:p>
          </table:table-cell>
          <table:table-cell office:value-type="string" table:style-name="ce1">
            <text:p>ruled , i know not what to say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ill go call the watch .</text:p>
          </table:table-cell>
          <table:table-cell office:value-type="string" table:style-name="ce1">
            <text:p>i will go call the watch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, shall this speech be spoke for our excuse ?</text:p>
          </table:table-cell>
          <table:table-cell office:value-type="string" table:style-name="ce1">
            <text:p>what , shall this speech be spoke for our excuse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ve me my sin again .</text:p>
          </table:table-cell>
          <table:table-cell office:value-type="string" table:style-name="ce1">
            <text:p>give me my sin again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her mother ?</text:p>
          </table:table-cell>
          <table:table-cell office:value-type="string" table:style-name="ce1">
            <text:p>what is her mother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will confess to you that i love him .</text:p>
          </table:table-cell>
          <table:table-cell office:value-type="string" table:style-name="ce1">
            <text:p>i will confess to you that i love him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ung son , it argues a distempered head so soon to bid good morrow to thy bed .</text:p>
          </table:table-cell>
          <table:table-cell office:value-type="string" table:style-name="ce1">
            <text:p>young son , it argues a distempered head so shortly to bid good morrow to thy bed .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me twenty of them fought in this black strife , and all those twenty could but kill one life .</text:p>
          </table:table-cell>
          <table:table-cell office:value-type="string" table:style-name="ce1">
            <text:p>some twenty of them fought in this black strife , and all those twenty could but kill one lif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 sadness , cousin , i do love a woman .</text:p>
          </table:table-cell>
          <table:table-cell office:value-type="string" table:style-name="ce1">
            <text:p>in sadness , cousin , i do love a woman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arch , seek , and know how this foul murder comes .</text:p>
          </table:table-cell>
          <table:table-cell office:value-type="string" table:style-name="ce1">
            <text:p>search , seek , and know how this foul murder comes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man , young lady !</text:p>
          </table:table-cell>
          <table:table-cell office:value-type="string" table:style-name="ce1">
            <text:p>a man , young lady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f love be blind , love cannot hit the mark .</text:p>
          </table:table-cell>
          <table:table-cell office:value-type="string" table:style-name="ce1">
            <text:p>if love be blind , love cannot hit the mark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haps you have learned it without book .</text:p>
          </table:table-cell>
          <table:table-cell office:value-type="string" table:style-name="ce1">
            <text:p>haply you have learned it without book 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ybalt , my cousin !</text:p>
          </table:table-cell>
          <table:table-cell office:value-type="string" table:style-name="ce1">
            <text:p>tybalt , my cousin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ere the devil should this romeo be ?</text:p>
          </table:table-cell>
          <table:table-cell office:value-type="string" table:style-name="ce1">
            <text:p>where the devil should this romeo be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 i remember , this should be the house .</text:p>
          </table:table-cell>
          <table:table-cell office:value-type="string" table:style-name="ce1">
            <text:p>as i remember , this should be the hous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u are too hot .</text:p>
          </table:table-cell>
          <table:table-cell office:value-type="string" table:style-name="ce1">
            <text:p>you are too ho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ame come to romeo !</text:p>
          </table:table-cell>
          <table:table-cell office:value-type="string" table:style-name="ce1">
            <text:p>shame come to romeo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ll me , good my friend , what torch is yond that vainly lends his light to grubs and eyeless skulls ?</text:p>
          </table:table-cell>
          <table:table-cell office:value-type="string" table:style-name="ce1">
            <text:p>tell me , good my friend , what torch is yond that vainly lends his light to and eyeless grubs skulls ?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o calls so loud ?</text:p>
          </table:table-cell>
          <table:table-cell office:value-type="string" table:style-name="ce1">
            <text:p>who calls so loud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ry one prepare to follow this fair corse unto her grave .</text:p>
          </table:table-cell>
          <table:table-cell office:value-type="string" table:style-name="ce1">
            <text:p>every one prepare to follow this fair corse unto her grav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 woe !</text:p>
          </table:table-cell>
          <table:table-cell office:value-type="string" table:style-name="ce1">
            <text:p>woe o !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w is he for the numbers that petrarch flowed in .</text:p>
          </table:table-cell>
          <table:table-cell office:value-type="string" table:style-name="ce1">
            <text:p>now is he for the numbers that petrarch flowed in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 it e 'en so ?</text:p>
          </table:table-cell>
          <table:table-cell office:value-type="string" table:style-name="ce1">
            <text:p>is it e 'en so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time is very short .</text:p>
          </table:table-cell>
          <table:table-cell office:value-type="string" table:style-name="ce1">
            <text:p>the time is very low .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t to be frank , and give it thee again .</text:p>
          </table:table-cell>
          <table:table-cell office:value-type="string" table:style-name="ce1">
            <text:p>but to be frank , and give it thee again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ere is my mother ?</text:p>
          </table:table-cell>
          <table:table-cell office:value-type="string" table:style-name="ce1">
            <text:p>where is my mother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nday !</text:p>
          </table:table-cell>
          <table:table-cell office:value-type="string" table:style-name="ce1">
            <text:p>monday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 our house .</text:p>
          </table:table-cell>
          <table:table-cell office:value-type="string" table:style-name="ce1">
            <text:p>to our hous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hast thou found ?</text:p>
          </table:table-cell>
          <table:table-cell office:value-type="string" table:style-name="ce1">
            <text:p>what hast thou found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od even to my ghostly confessor .</text:p>
          </table:table-cell>
          <table:table-cell office:value-type="string" table:style-name="ce1">
            <text:p>good though to my ghostly confessor 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l you go to them ?</text:p>
          </table:table-cell>
          <table:table-cell office:value-type="string" table:style-name="ce1">
            <text:p>will you go to them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u canst not speak of that thou dost not feel .</text:p>
          </table:table-cell>
          <table:table-cell office:value-type="string" table:style-name="ce1">
            <text:p>thou canst not speak of that thou dost not feel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n i go forward when my heart is here ?</text:p>
          </table:table-cell>
          <table:table-cell office:value-type="string" table:style-name="ce1">
            <text:p>can i go forth when my heart is here ?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ok , sir , here comes the lady toward my cell .</text:p>
          </table:table-cell>
          <table:table-cell office:value-type="string" table:style-name="ce1">
            <text:p>look , sir , here comes the lady toward my cell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y , madam , from the reach of these my hands .</text:p>
          </table:table-cell>
          <table:table-cell office:value-type="string" table:style-name="ce1">
            <text:p>ay , madam , from the reach of these my hands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the matter ?</text:p>
          </table:table-cell>
          <table:table-cell office:value-type="string" table:style-name="ce1">
            <text:p>what is the matter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right fair mark , fair coz , is soonest hit .</text:p>
          </table:table-cell>
          <table:table-cell office:value-type="string" table:style-name="ce1">
            <text:p>a right fair mark , fair coz , is soonest hi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 , not till thursday .</text:p>
          </table:table-cell>
          <table:table-cell office:value-type="string" table:style-name="ce1">
            <text:p>no , not till thursday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 much to him , else is his thanks too much .</text:p>
          </table:table-cell>
          <table:table-cell office:value-type="string" table:style-name="ce1">
            <text:p>as much to him , else is his thanks too much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ace , you mumbling fool !</text:p>
          </table:table-cell>
          <table:table-cell office:value-type="string" table:style-name="ce1">
            <text:p>peace , you mumbling fool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y a name i know not how to tell thee who i am .</text:p>
          </table:table-cell>
          <table:table-cell office:value-type="string" table:style-name="ce1">
            <text:p>by a name i know not how to tell thee who i am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ll me , daughter juliet , how stands your disposition to be married ?</text:p>
          </table:table-cell>
          <table:table-cell office:value-type="string" table:style-name="ce1">
            <text:p>tell me , daughter juliet , how stands your conversation to be married ?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ou wast never with me for anything when thou wast not there for the goose .</text:p>
          </table:table-cell>
          <table:table-cell office:value-type="string" table:style-name="ce1">
            <text:p>thou wast never with me for anything when thou wast not there for the goose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 shall we on without apology ?</text:p>
          </table:table-cell>
          <table:table-cell office:value-type="string" table:style-name="ce1">
            <text:p>or shall we on without apology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meo , away , be gone !</text:p>
          </table:table-cell>
          <table:table-cell office:value-type="string" table:style-name="ce1">
            <text:p>romeo , away , be gone !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tiful sight !</text:p>
          </table:table-cell>
          <table:table-cell office:value-type="string" table:style-name="ce1">
            <text:p>for mercy sight !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, wilt thou wash him from his grave with tears ?</text:p>
          </table:table-cell>
          <table:table-cell office:value-type="string" table:style-name="ce1">
            <text:p>what , wilt thou wash him from his grave with tears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y my heel , i care not .</text:p>
          </table:table-cell>
          <table:table-cell office:value-type="string" table:style-name="ce1">
            <text:p>by my heel , i care not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uld you not take some occasion without giving ?</text:p>
          </table:table-cell>
          <table:table-cell office:value-type="string" table:style-name="ce1">
            <text:p>could you not take some occasion without giving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s he , that villain romeo .</text:p>
          </table:table-cell>
          <table:table-cell office:value-type="string" table:style-name="ce1">
            <text:p>tis he , that villain romeo .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ed you my help ?</text:p>
          </table:table-cell>
          <table:table-cell office:value-type="string" table:style-name="ce1">
            <text:p>need you my help ?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</meta:generator>
    <meta:initial-creator>Bill Dolan</meta:initial-creator>
    <dc:creator>billdol</dc:creator>
    <meta:creation-date>2012-09-01T00:28:09Z</meta:creation-date>
    <dc:date>2012-09-01T01:01:47Z</dc:date>
    <meta:editing-cycles>0</meta:editing-cycles>
    <meta:editing-duration>PT0S</meta:editing-duration>
  </office:meta>
</office:document-meta>
</file>